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107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1/08 a 03/09</text:p>
          </table:table-cell>
          <table:table-cell office:value-type="string" calcext:value-type="string">
            <text:p>28/08 a 14/09</text:p>
          </table:table-cell>
          <table:table-cell office:value-type="string" calcext:value-type="string">
            <text:p>25/10 a 27/10</text:p>
          </table:table-cell>
          <table:table-cell/>
          <table:table-cell table:number-columns-repeated="3" office:value-type="string" calcext:value-type="string">
            <text:p>26/10 a 21/11</text:p>
          </table:table-cell>
          <table:table-cell/>
          <table:table-cell office:value-type="string" calcext:value-type="string">
            <text:p>04/12 a 06/12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b</text:p>
          </table:table-cell>
          <table:table-cell office:value-type="string" calcext:value-type="string">
            <text:p>rev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office:value-type="string" calcext:value-type="string">
            <text:p>rec9c</text:p>
          </table:table-cell>
          <table:table-cell/>
          <table:table-cell office:value-type="string" calcext:value-type="string">
            <text:p>rev9c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2" office:value-type="string" calcext:value-type="string">
            <text:p>Ceteli</text:p>
          </table:table-cell>
          <table:table-cell office:value-type="string" calcext:value-type="string">
            <text:p>VM</text:p>
          </table:table-cell>
          <table:table-cell/>
          <table:table-cell table:number-columns-repeated="3" office:value-type="string" calcext:value-type="string">
            <text:p>LucasUoM</text:p>
          </table:table-cell>
          <table:table-cell/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oto creation</text:p>
          </table:table-cell>
          <table:table-cell office:value-type="float" office:value="0.135" calcext:value-type="float">
            <text:p>0,135</text:p>
          </table:table-cell>
          <table:table-cell office:value-type="float" office:value="0.974" calcext:value-type="float">
            <text:p>0,974</text:p>
          </table:table-cell>
          <table:table-cell office:value-type="float" office:value="0.151" calcext:value-type="float">
            <text:p>0,151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GotoProcess</text:p>
          </table:table-cell>
          <table:table-cell table:style-name="ce1" office:value-type="float" office:value="0" calcext:value-type="float">
            <text:p>0,00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01" calcext:value-type="float">
            <text:p>0,001</text:p>
          </table:table-cell>
          <table:table-cell/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mex</text:p>
          </table:table-cell>
          <table:table-cell table:style-name="ce1" office:value-type="float" office:value="228004.828" calcext:value-type="float">
            <text:p>228.004,83</text:p>
          </table:table-cell>
          <table:table-cell table:style-name="ce1" office:value-type="float" office:value="1473396.986" calcext:value-type="float">
            <text:p>1.473.396,99</text:p>
          </table:table-cell>
          <table:table-cell table:style-name="ce1" office:value-type="float" office:value="175752.6" calcext:value-type="float">
            <text:p>175.752,60</text:p>
          </table:table-cell>
          <table:table-cell/>
          <table:table-cell office:value-type="float" office:value="2200046.25" calcext:value-type="float">
            <text:p>2200046,25</text:p>
          </table:table-cell>
          <table:table-cell office:value-type="float" office:value="2216841.148" calcext:value-type="float">
            <text:p>2216841,148</text:p>
          </table:table-cell>
          <table:table-cell office:value-type="float" office:value="2234830.867" calcext:value-type="float">
            <text:p>2234830,867</text:p>
          </table:table-cell>
          <table:table-cell/>
          <table:table-cell office:value-type="float" office:value="133787.398" calcext:value-type="float">
            <text:p>133787,398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.496" calcext:value-type="float">
            <text:p>0,496</text:p>
          </table:table-cell>
          <table:table-cell office:value-type="float" office:value="0.411" calcext:value-type="float">
            <text:p>0,411</text:p>
          </table:table-cell>
          <table:table-cell/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enc to solv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time decision</text:p>
          </table:table-cell>
          <table:table-cell office:value-type="float" office:value="18.246" calcext:value-type="float">
            <text:p>18,246</text:p>
          </table:table-cell>
          <table:table-cell office:value-type="float" office:value="263.061" calcext:value-type="float">
            <text:p>263,061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530.893" calcext:value-type="float">
            <text:p>530,893</text:p>
          </table:table-cell>
          <table:table-cell office:value-type="float" office:value="290.385" calcext:value-type="float">
            <text:p>290,385</text:p>
          </table:table-cell>
          <table:table-cell office:value-type="float" office:value="235.536" calcext:value-type="float">
            <text:p>235,536</text:p>
          </table:table-cell>
          <table:table-cell/>
          <table:table-cell office:value-type="float" office:value="12.827" calcext:value-type="float">
            <text:p>12,827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PPmin line 271</text:p>
          </table:table-cell>
          <table:table-cell office:value-type="string" calcext:value-type="string">
            <office:annotation draw:style-name="gr1" draw:text-style-name="P2" svg:width="28.99mm" svg:height="17.81mm" svg:x="92.3mm" svg:y="48.21mm" draw:caption-point-x="-6.1mm" draw:caption-point-y="15.1mm">
              <dc:date>2018-11-21T00:00:00</dc:date>
              <text:p text:style-name="P1"><text:span text:style-name="T1">Line392 of version B is the same of line 396 of versionC</text:span></text:p>
            </office:annotation>
            <text:p>SOC line392</text:p>
          </table:table-cell>
          <table:table-cell office:value-type="string" calcext:value-type="string">
            <text:p>NPPmin line 271</text:p>
          </table:table-cell>
          <table:table-cell/>
          <table:table-cell table:number-columns-repeated="3" office:value-type="string" calcext:value-type="string">
            <text:p>SOC line 396</text:p>
          </table:table-cell>
          <table:table-cell/>
          <table:table-cell office:value-type="string" calcext:value-type="string">
            <text:p>NPPmin line 271</text:p>
          </table:table-cell>
        </table:table-row>
        <table:table-row table:style-name="ro1">
          <table:table-cell office:value-type="string" calcext:value-type="string">
            <text:p>TOTAL (s)</text:p>
          </table:table-cell>
          <table:table-cell table:style-name="ce1" table:formula="of:=SUM([.B9:.B14])" office:value-type="float" office:value="228023.213" calcext:value-type="float">
            <text:p>228.023,21</text:p>
          </table:table-cell>
          <table:table-cell table:style-name="ce1" table:formula="of:=SUM([.C9:.C14])" office:value-type="float" office:value="1473661.052" calcext:value-type="float">
            <text:p>1.473.661,05</text:p>
          </table:table-cell>
          <table:table-cell table:style-name="ce1" table:formula="of:=SUM([.D9:.D14])" office:value-type="float" office:value="175763.587" calcext:value-type="float">
            <text:p>175.763,59</text:p>
          </table:table-cell>
          <table:table-cell/>
          <table:table-cell table:style-name="ce1" table:formula="of:=SUM([.F9:.F14])" office:value-type="float" office:value="2200578.509" calcext:value-type="float">
            <text:p>2.200.578,51</text:p>
          </table:table-cell>
          <table:table-cell table:style-name="ce1" table:formula="of:=SUM([.G9:.G14])" office:value-type="float" office:value="2217132.132" calcext:value-type="float">
            <text:p>2.217.132,13</text:p>
          </table:table-cell>
          <table:table-cell table:style-name="ce1" table:formula="of:=SUM([.H9:.H14])" office:value-type="float" office:value="2235066.923" calcext:value-type="float">
            <text:p>2.235.066,92</text:p>
          </table:table-cell>
          <table:table-cell/>
          <table:table-cell table:style-name="ce1" table:formula="of:=SUM([.J9:.J14])" office:value-type="float" office:value="133944.237" calcext:value-type="float">
            <text:p>133.944,24</text:p>
          </table:table-cell>
        </table:table-row>
        <table:table-row table:style-name="ro1">
          <table:table-cell office:value-type="string" calcext:value-type="string">
            <text:p>TOTAL (m)</text:p>
          </table:table-cell>
          <table:table-cell table:formula="of:=[.B16]/60" office:value-type="float" office:value="3800.38688333333" calcext:value-type="float">
            <text:p>3800,38688333333</text:p>
          </table:table-cell>
          <table:table-cell table:formula="of:=[.C16]/60" office:value-type="float" office:value="24561.0175333333" calcext:value-type="float">
            <text:p>24561,0175333333</text:p>
          </table:table-cell>
          <table:table-cell table:formula="of:=[.D16]/60" office:value-type="float" office:value="2929.39311666667" calcext:value-type="float">
            <text:p>2929,39311666667</text:p>
          </table:table-cell>
          <table:table-cell/>
          <table:table-cell table:formula="of:=[.F16]/60" office:value-type="float" office:value="36676.3084833333" calcext:value-type="float">
            <text:p>36676,3084833333</text:p>
          </table:table-cell>
          <table:table-cell table:formula="of:=[.G16]/60" office:value-type="float" office:value="36952.2022" calcext:value-type="float">
            <text:p>36952,2022</text:p>
          </table:table-cell>
          <table:table-cell table:formula="of:=[.H16]/60" office:value-type="float" office:value="37251.1153833333" calcext:value-type="float">
            <text:p>37251,1153833333</text:p>
          </table:table-cell>
          <table:table-cell/>
          <table:table-cell table:formula="of:=[.J16]/60" office:value-type="float" office:value="2232.40395" calcext:value-type="float">
            <text:p>2232,40395</text:p>
          </table:table-cell>
        </table:table-row>
        <table:table-row table:style-name="ro1">
          <table:table-cell office:value-type="string" calcext:value-type="string">
            <text:p>TOTAL (h)</text:p>
          </table:table-cell>
          <table:table-cell table:formula="of:=[.B17]/60" office:value-type="float" office:value="63.3397813888889" calcext:value-type="float">
            <text:p>63,3397813888889</text:p>
          </table:table-cell>
          <table:table-cell table:formula="of:=[.C17]/60" office:value-type="float" office:value="409.350292222222" calcext:value-type="float">
            <text:p>409,350292222222</text:p>
          </table:table-cell>
          <table:table-cell table:formula="of:=[.D17]/60" office:value-type="float" office:value="48.8232186111111" calcext:value-type="float">
            <text:p>48,8232186111111</text:p>
          </table:table-cell>
          <table:table-cell/>
          <table:table-cell table:formula="of:=[.F17]/60" office:value-type="float" office:value="611.271808055556" calcext:value-type="float">
            <text:p>611,271808055556</text:p>
          </table:table-cell>
          <table:table-cell table:formula="of:=[.G17]/60" office:value-type="float" office:value="615.870036666667" calcext:value-type="float">
            <text:p>615,870036666667</text:p>
          </table:table-cell>
          <table:table-cell table:formula="of:=[.H17]/60" office:value-type="float" office:value="620.851923055556" calcext:value-type="float">
            <text:p>620,851923055556</text:p>
          </table:table-cell>
          <table:table-cell/>
          <table:table-cell table:formula="of:=[.J17]/60" office:value-type="float" office:value="37.2067325" calcext:value-type="float">
            <text:p>37,2067325</text:p>
          </table:table-cell>
        </table:table-row>
        <table:table-row table:style-name="ro1">
          <table:table-cell office:value-type="string" calcext:value-type="string">
            <text:p>TOTAL (dias)</text:p>
          </table:table-cell>
          <table:table-cell table:formula="of:=[.B18]/24" office:value-type="float" office:value="2.63915755787037" calcext:value-type="float">
            <text:p>2,63915755787037</text:p>
          </table:table-cell>
          <table:table-cell table:formula="of:=[.C18]/24" office:value-type="float" office:value="17.0562621759259" calcext:value-type="float">
            <text:p>17,0562621759259</text:p>
          </table:table-cell>
          <table:table-cell table:formula="of:=[.D18]/24" office:value-type="float" office:value="2.03430077546296" calcext:value-type="float">
            <text:p>2,03430077546296</text:p>
          </table:table-cell>
          <table:table-cell/>
          <table:table-cell table:formula="of:=[.F18]/24" office:value-type="float" office:value="25.4696586689815" calcext:value-type="float">
            <text:p>25,4696586689815</text:p>
          </table:table-cell>
          <table:table-cell table:formula="of:=[.G18]/24" office:value-type="float" office:value="25.6612515277778" calcext:value-type="float">
            <text:p>25,6612515277778</text:p>
          </table:table-cell>
          <table:table-cell table:formula="of:=[.H18]/24" office:value-type="float" office:value="25.8688301273148" calcext:value-type="float">
            <text:p>25,8688301273148</text:p>
          </table:table-cell>
          <table:table-cell/>
          <table:table-cell table:formula="of:=[.J18]/24" office:value-type="float" office:value="1.55028052083333" calcext:value-type="float">
            <text:p>1,5502805208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3" office:value-type="string" calcext:value-type="string">
            <text:p>5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office:value-type="string" calcext:value-type="string">
            <text:p>5.1</text:p>
          </table:table-cell>
        </table:table-row>
        <table:table-row table:style-name="ro1">
          <table:table-cell office:value-type="string" calcext:value-type="string">
            <text:p>Solver Z3</text:p>
          </table:table-cell>
          <table:table-cell table:number-columns-repeated="3" office:value-type="string" calcext:value-type="string">
            <text:p>4.7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office:value-type="string" calcext:value-type="string">
            <text:p>4.7.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09:33:28.508350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9:59.034492815</meta:creation-date>
    <dc:date>2018-12-06T10:36:39.265456899</dc:date>
    <meta:editing-duration>PT1H39M</meta:editing-duration>
    <meta:editing-cycles>11</meta:editing-cycles>
    <meta:generator>LibreOffice/6.0.6.2$Linux_X86_64 LibreOffice_project/00m0$Build-2</meta:generator>
    <meta:document-statistic meta:table-count="1" meta:cell-count="152" meta:object-count="0"/>
  </office:meta>
</office:document-meta>
</file>